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7000001443E8D38A7.png" manifest:media-type="image/png"/>
  <manifest:file-entry manifest:full-path="Pictures/1000020100000BB50000044CE7217B42.png" manifest:media-type="image/png"/>
  <manifest:file-entry manifest:full-path="Pictures/1000000000000568000001AD50B3805E.png" manifest:media-type="image/png"/>
  <manifest:file-entry manifest:full-path="Pictures/1000000000000249000002745F34356A.png" manifest:media-type="image/png"/>
  <manifest:file-entry manifest:full-path="Pictures/1000020100000640000004B0303ED51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ustic Design</text:p>
          </draw:text-box>
        </draw:frame>
        <draw:frame presentation:style-name="pr2" draw:layer="layout" svg:width="25.199cm" svg:height="12.179cm" svg:x="1.4cm" svg:y="4.914cm" presentation:class="subtitle">
          <draw:text-box>
            <text:p>Camille Boillet, </text:p>
            <text:p>Patrick Engelhar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ustics</text:p>
          </draw:text-box>
        </draw:frame>
        <draw:frame draw:style-name="gr2" draw:text-style-name="P1" draw:layer="layout" svg:width="17.982cm" svg:height="13.487cm" svg:x="4.718cm" svg:y="6.071cm">
          <draw:image xlink:href="Pictures/1000020100000640000004B0303ED5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lgorithm</text:p>
          </draw:text-box>
        </draw:frame>
        <draw:frame draw:style-name="gr2" draw:text-style-name="P1" draw:layer="layout" svg:width="27.999cm" svg:height="8.678cm" svg:x="0.051cm" svg:y="6.846cm">
          <draw:image xlink:href="Pictures/1000000000000568000001AD50B380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eps of the Algorithm</text:p>
          </draw:text-box>
        </draw:frame>
        <draw:frame draw:style-name="gr2" draw:text-style-name="P1" xml:id="id2" draw:id="id2" draw:layer="layout" svg:width="13.753cm" svg:height="14.763cm" svg:x="-0.087cm" svg:y="6.079cm">
          <draw:image xlink:href="Pictures/1000000000000249000002745F34356A.png" xlink:type="simple" xlink:show="embed" xlink:actuate="onLoad">
            <text:p/>
          </draw:image>
        </draw:frame>
        <draw:frame draw:style-name="gr2" draw:text-style-name="P1" xml:id="id1" draw:id="id1" draw:layer="layout" svg:width="14.275cm" svg:height="7.148cm" svg:x="13.611cm" svg:y="10cm">
          <draw:image xlink:href="Pictures/1000000000000287000001443E8D38A7.png" xlink:type="simple" xlink:show="embed" xlink:actuate="onLoad">
            <text:p/>
          </draw:image>
        </draw:frame>
        <draw:custom-shape draw:style-name="gr3" draw:text-style-name="P1" draw:layer="layout" svg:width="14.03cm" svg:height="2.794cm" svg:x="13.97cm" svg:y="16.25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abrication</text:p>
          </draw:text-box>
        </draw:frame>
        <draw:frame draw:style-name="gr2" draw:text-style-name="P1" draw:layer="layout" svg:width="29.882cm" svg:height="10.965cm" svg:x="-0.606cm" svg:y="6.317cm">
          <draw:image xlink:href="Pictures/1000020100000BB50000044CE7217B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 </meta:initial-creator>
    <meta:creation-date>2015-04-30T12:08:29.577356933</meta:creation-date>
    <dc:date>2015-04-30T12:54:47.022672336</dc:date>
    <dc:creator>p </dc:creator>
    <meta:editing-duration>PT18M50S</meta:editing-duration>
    <meta:editing-cycles>4</meta:editing-cycles>
    <meta:generator>LibreOffice/4.2.8.2$Linux_X86_64 LibreOffice_project/420m0$Build-2</meta:generator>
    <meta:document-statistic meta:object-count="43"/>
  </office:meta>
</office:document-meta>
</file>